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cache Miss Rate</text:p>
          </table:table-cell>
          <table:table-cell office:value-type="string" calcext:value-type="string">
            <text:p>icache Miss Rate</text:p>
          </table:table-cell>
          <table:table-cell office:value-type="string" calcext:value-type="string">
            <text:p>L2 Cache Miss Rate</text:p>
          </table:table-cell>
        </table:table-row>
        <table:table-row table:style-name="ro1">
          <table:table-cell office:value-type="string" calcext:value-type="string">
            <text:p>dcache_32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dcache_64</text:p>
          </table:table-cell>
          <table:table-cell office:value-type="float" office:value="0.264183" calcext:value-type="float">
            <text:p>0,264183</text:p>
          </table:table-cell>
          <table:table-cell office:value-type="float" office:value="2.641829" calcext:value-type="float">
            <text:p>2,641829</text:p>
          </table:table-cell>
          <table:table-cell office:value-type="float" office:value="0.061769" calcext:value-type="float">
            <text:p>0,061769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981737" calcext:value-type="float">
            <text:p>0,981737</text:p>
          </table:table-cell>
        </table:table-row>
        <table:table-row table:style-name="ro1">
          <table:table-cell office:value-type="string" calcext:value-type="string">
            <text:p>dcache_128</text:p>
          </table:table-cell>
          <table:table-cell office:value-type="float" office:value="0.263611" calcext:value-type="float">
            <text:p>0,263611</text:p>
          </table:table-cell>
          <table:table-cell office:value-type="float" office:value="2.636108" calcext:value-type="float">
            <text:p>2,636108</text:p>
          </table:table-cell>
          <table:table-cell office:value-type="float" office:value="0.06137" calcext:value-type="float">
            <text:p>0,06137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990764" calcext:value-type="float">
            <text:p>0,990764</text:p>
          </table:table-cell>
        </table:table-row>
        <table:table-row table:style-name="ro1">
          <table:table-cell office:value-type="string" calcext:value-type="string">
            <text:p>icache_32</text:p>
          </table:table-cell>
          <table:table-cell office:value-type="float" office:value="0.265598" calcext:value-type="float">
            <text:p>0,265598</text:p>
          </table:table-cell>
          <table:table-cell office:value-type="float" office:value="2.655979" calcext:value-type="float">
            <text:p>2,655979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964067" calcext:value-type="float">
            <text:p>0,964067</text:p>
          </table:table-cell>
        </table:table-row>
        <table:table-row table:style-name="ro1">
          <table:table-cell office:value-type="string" calcext:value-type="string">
            <text:p>icache_64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icache_128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96417" calcext:value-type="float">
            <text:p>0,96417</text:p>
          </table:table-cell>
        </table:table-row>
        <table:table-row table:style-name="ro1">
          <table:table-cell office:value-type="string" calcext:value-type="string">
            <text:p>L2_512kB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L2_1MB</text:p>
          </table:table-cell>
          <table:table-cell office:value-type="float" office:value="0.265487" calcext:value-type="float">
            <text:p>0,265487</text:p>
          </table:table-cell>
          <table:table-cell office:value-type="float" office:value="2.654872" calcext:value-type="float">
            <text:p>2,654872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L2_2MB</text:p>
          </table:table-cell>
          <table:table-cell office:value-type="float" office:value="0.265357" calcext:value-type="float">
            <text:p>0,265357</text:p>
          </table:table-cell>
          <table:table-cell office:value-type="float" office:value="2.653567" calcext:value-type="float">
            <text:p>2,653567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L2_4MB</text:p>
          </table:table-cell>
          <table:table-cell office:value-type="float" office:value="0.265097" calcext:value-type="float">
            <text:p>0,265097</text:p>
          </table:table-cell>
          <table:table-cell office:value-type="float" office:value="2.650972" calcext:value-type="float">
            <text:p>2,650972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Assoc_L1i_1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Assoc_L1i_2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964169" calcext:value-type="float">
            <text:p>0,964169</text:p>
          </table:table-cell>
        </table:table-row>
        <table:table-row table:style-name="ro1">
          <table:table-cell office:value-type="string" calcext:value-type="string">
            <text:p>Assoc_L1i_4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86" calcext:value-type="float">
            <text:p>8,6E-05</text:p>
          </table:table-cell>
          <table:table-cell office:value-type="float" office:value="0.964177" calcext:value-type="float">
            <text:p>0,964177</text:p>
          </table:table-cell>
        </table:table-row>
        <table:table-row table:style-name="ro1">
          <table:table-cell office:value-type="string" calcext:value-type="string">
            <text:p>Assoc_L1i_8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86" calcext:value-type="float">
            <text:p>8,6E-05</text:p>
          </table:table-cell>
          <table:table-cell office:value-type="float" office:value="0.96418" calcext:value-type="float">
            <text:p>0,96418</text:p>
          </table:table-cell>
        </table:table-row>
        <table:table-row table:style-name="ro1">
          <table:table-cell office:value-type="string" calcext:value-type="string">
            <text:p>Assoc_L1d_1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Assoc_L1d_2</text:p>
          </table:table-cell>
          <table:table-cell office:value-type="float" office:value="0.262509" calcext:value-type="float">
            <text:p>0,262509</text:p>
          </table:table-cell>
          <table:table-cell office:value-type="float" office:value="2.625087" calcext:value-type="float">
            <text:p>2,625087</text:p>
          </table:table-cell>
          <table:table-cell office:value-type="float" office:value="0.060971" calcext:value-type="float">
            <text:p>0,060971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999945" calcext:value-type="float">
            <text:p>0,999945</text:p>
          </table:table-cell>
        </table:table-row>
        <table:table-row table:style-name="ro1">
          <table:table-cell office:value-type="string" calcext:value-type="string">
            <text:p>Assoc_L1d_4</text:p>
          </table:table-cell>
          <table:table-cell office:value-type="float" office:value="0.262509" calcext:value-type="float">
            <text:p>0,262509</text:p>
          </table:table-cell>
          <table:table-cell office:value-type="float" office:value="2.625087" calcext:value-type="float">
            <text:p>2,625087</text:p>
          </table:table-cell>
          <table:table-cell office:value-type="float" office:value="0.060971" calcext:value-type="float">
            <text:p>0,060971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999946" calcext:value-type="float">
            <text:p>0,999946</text:p>
          </table:table-cell>
        </table:table-row>
        <table:table-row table:style-name="ro1">
          <table:table-cell office:value-type="string" calcext:value-type="string">
            <text:p>Assoc_L1d_8</text:p>
          </table:table-cell>
          <table:table-cell office:value-type="float" office:value="0.262509" calcext:value-type="float">
            <text:p>0,262509</text:p>
          </table:table-cell>
          <table:table-cell office:value-type="float" office:value="2.625087" calcext:value-type="float">
            <text:p>2,625087</text:p>
          </table:table-cell>
          <table:table-cell office:value-type="float" office:value="0.060971" calcext:value-type="float">
            <text:p>0,060971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999946" calcext:value-type="float">
            <text:p>0,999946</text:p>
          </table:table-cell>
        </table:table-row>
        <table:table-row table:style-name="ro1">
          <table:table-cell office:value-type="string" calcext:value-type="string">
            <text:p>Assoc_L2_1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2" calcext:value-type="float">
            <text:p>2,655952</text:p>
          </table:table-cell>
          <table:table-cell office:value-type="float" office:value="0.062567" calcext:value-type="float">
            <text:p>0,062567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732" calcext:value-type="float">
            <text:p>0,964732</text:p>
          </table:table-cell>
        </table:table-row>
        <table:table-row table:style-name="ro1">
          <table:table-cell office:value-type="string" calcext:value-type="string">
            <text:p>Assoc_L2_2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Assoc_L2_4</text:p>
          </table:table-cell>
          <table:table-cell office:value-type="float" office:value="0.265815" calcext:value-type="float">
            <text:p>0,265815</text:p>
          </table:table-cell>
          <table:table-cell office:value-type="float" office:value="2.658154" calcext:value-type="float">
            <text:p>2,658154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Assoc_L2_8</text:p>
          </table:table-cell>
          <table:table-cell office:value-type="float" office:value="0.265498" calcext:value-type="float">
            <text:p>0,265498</text:p>
          </table:table-cell>
          <table:table-cell office:value-type="float" office:value="2.654981" calcext:value-type="float">
            <text:p>2,654981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linesize_32</text:p>
          </table:table-cell>
          <table:table-cell office:value-type="float" office:value="0.393187" calcext:value-type="float">
            <text:p>0,393187</text:p>
          </table:table-cell>
          <table:table-cell office:value-type="float" office:value="3.931873" calcext:value-type="float">
            <text:p>3,931873</text:p>
          </table:table-cell>
          <table:table-cell office:value-type="float" office:value="0.122541" calcext:value-type="float">
            <text:p>0,122541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99125" calcext:value-type="float">
            <text:p>0,99125</text:p>
          </table:table-cell>
        </table:table-row>
        <table:table-row table:style-name="ro1">
          <table:table-cell office:value-type="string" calcext:value-type="string">
            <text:p>linesize_64</text:p>
          </table:table-cell>
          <table:table-cell office:value-type="float" office:value="0.265595" calcext:value-type="float">
            <text:p>0,265595</text:p>
          </table:table-cell>
          <table:table-cell office:value-type="float" office:value="2.655955" calcext:value-type="float">
            <text:p>2,655955</text:p>
          </table:table-cell>
          <table:table-cell office:value-type="float" office:value="0.062568" calcext:value-type="float">
            <text:p>0,062568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964146" calcext:value-type="float">
            <text:p>0,964146</text:p>
          </table:table-cell>
        </table:table-row>
        <table:table-row table:style-name="ro1">
          <table:table-cell office:value-type="string" calcext:value-type="string">
            <text:p>linesize_128</text:p>
          </table:table-cell>
          <table:table-cell office:value-type="float" office:value="0.203676" calcext:value-type="float">
            <text:p>0,203676</text:p>
          </table:table-cell>
          <table:table-cell office:value-type="float" office:value="2.036764" calcext:value-type="float">
            <text:p>2,036764</text:p>
          </table:table-cell>
          <table:table-cell office:value-type="float" office:value="0.033953" calcext:value-type="float">
            <text:p>0,033953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861864" calcext:value-type="float">
            <text:p>0,861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03:15:02.780713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1:19:19.724557547</meta:creation-date>
    <dc:date>2019-12-14T03:19:56.712181677</dc:date>
    <meta:editing-duration>PT5M30S</meta:editing-duration>
    <meta:editing-cycles>2</meta:editing-cycles>
    <meta:generator>LibreOffice/6.0.7.3$Linux_X86_64 LibreOffice_project/00m0$Build-3</meta:generator>
    <meta:document-statistic meta:table-count="1" meta:cell-count="156" meta:object-count="0"/>
  </office:meta>
</office:document-meta>
</file>